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7874in" fo:margin-right="0.7874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 style:family="paragraph" style:parent-style-name="Preformatted_20_Text">
      <style:paragraph-properties fo:margin-left="0.7874in" fo:margin-right="0.7874in" fo:orphans="2" fo:widows="2" fo:text-indent="0in" style:auto-text-indent="false"/>
      <style:text-properties fo:font-variant="normal" fo:text-transform="none" fo:color="#000000" style:font-name="Times New Roman" fo:font-size="14pt" fo:letter-spacing="normal" fo:font-weight="bold" style:font-size-asian="14pt" style:font-weight-asian="bold" style:font-size-complex="14pt" style:font-weight-complex="bold"/>
    </style:style>
    <style:style style:name="P3" style:family="paragraph" style:parent-style-name="Preformatted_20_Text">
      <style:paragraph-properties fo:margin-left="0.7874in" fo:margin-right="0.7874in" fo:margin-top="0in" fo:margin-bottom="0.1965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 style:family="paragraph" style:parent-style-name="Quotations">
      <style:paragraph-properties fo:orphans="2" fo:widows="2"/>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Quotations">
      <style:paragraph-properties fo:orphans="2" fo:widows="2"/>
    </style:style>
    <style:style style:name="P6" style:family="paragraph" style:parent-style-name="Quotations">
      <style:paragraph-properties fo:margin-left="0in" fo:margin-right="0in" fo:orphans="2" fo:widows="2" fo:text-indent="0in" style:auto-text-indent="false"/>
    </style:style>
    <style:style style:name="P7" style:family="paragraph" style:parent-style-name="Heading_20_4">
      <style:paragraph-properties fo:text-align="center" style:justify-single-word="false"/>
      <style:text-properties fo:font-variant="normal" fo:text-transform="none" fo:color="#000000" style:font-name="Times New Roman" fo:font-size="18pt" fo:letter-spacing="normal" fo:font-style="normal" style:font-size-asian="18pt" style:font-size-complex="18pt"/>
    </style:style>
    <style:style style:name="P8" style:family="paragraph" style:parent-style-name="Standard">
      <style:text-properties style:font-name="Times New Roman" fo:font-size="14pt" style:font-size-asian="14pt" style:font-size-complex="14pt"/>
    </style:style>
    <style:style style:name="P9" style:family="paragraph" style:parent-style-name="Text_20_body">
      <style:paragraph-properties fo:text-align="center" style:justify-single-word="false"/>
      <style:text-properties fo:font-variant="normal" fo:text-transform="none" fo:color="#000000" style:font-name="Times New Roman" fo:font-size="18pt" fo:letter-spacing="normal" fo:font-style="normal" style:font-size-asian="18pt" style:font-size-complex="18pt"/>
    </style:style>
    <style:style style:name="T1" style:family="text">
      <style:text-properties fo:font-style="normal"/>
    </style:style>
    <style:style style:name="T2" style:family="text">
      <style:text-properties style:font-name="Times New Roman1" fo:font-size="14pt" fo:font-style="normal"/>
    </style:style>
    <style:style style:name="T3" style:family="text">
      <style:text-properties style:font-name="Times New Roman1" fo:font-size="14pt" fo:font-style="normal" fo:font-weight="normal"/>
    </style:style>
    <style:style style:name="T4" style:family="text">
      <style:text-properties fo:font-size="14pt" fo:font-style="normal"/>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fo:font-size="14pt"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normal"/>
    </style:style>
    <style:style style:name="T8" style:family="text">
      <style:text-properties fo:font-variant="normal" fo:text-transform="none" fo:color="#000000" style:font-name="Times New Roman" fo:font-size="14pt" fo:letter-spacing="normal" fo:font-style="normal" fo:font-weight="normal" style:font-size-asian="14pt" style:font-size-complex="14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Declaring a Public Class</text:h>
      <text:p text:style-name="P9"/>
      <text:p text:style-name="P6"><text:span text:style-name="T8">The modifier that you can use in a class declaration is the </text:span><text:span text:style-name="Source_20_Text"><text:span text:style-name="T8">public</text:span></text:span><text:span text:style-name="T8"> modifier. Use </text:span><text:span text:style-name="Source_20_Text"><text:span text:style-name="T8">public</text:span></text:span><text:span text:style-name="T8"> to declare that the class can be used by objects outside the current package. By default a class can only be used by other classes in the same package in which it is declared.</text:span></text:p>
      <text:p text:style-name="P4">For example, the ImaginaryNumber class should be declared public because we want other classes and objects to have access to this class. Thus the class declaration for the ImaginaryNumber class now looks like this:</text:p>
      <text:p text:style-name="P1">public class ImaginaryNumber{</text:p>
      <text:p text:style-name="P2"><text:s text:c="4"/><text:span text:style-name="T1">. . .</text:span></text:p>
      <text:p text:style-name="P3">}</text:p>
      <text:p text:style-name="P5"><text:span text:style-name="T8">By convention, when you use the </text:span><text:span text:style-name="Source_20_Text"><text:span text:style-name="T8">public</text:span></text:span><text:span text:style-name="T8"> keyword in a class declaration, you should make it the very first item preceding either </text:span><text:span text:style-name="Source_20_Text"><text:span text:style-name="T8">final</text:span></text:span><text:span text:style-name="T8"> or </text:span><text:span text:style-name="Source_20_Text"><text:span text:style-name="T8">abstract</text:span></text:span><text:span text:style-name="T8"> if one of them is also being use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5T19:27:41.76</meta:creation-date>
    <dc:date>2021-12-15T19:32:54.97</dc:date>
    <dc:creator>Aruna Chermadurai</dc:creator>
    <meta:editing-duration>PT5M13S</meta:editing-duration>
    <meta:editing-cycles>2</meta:editing-cycles>
    <meta:generator>OpenOffice/4.1.7$Win32 OpenOffice.org_project/417m1$Build-9800</meta:generator>
    <meta:document-statistic meta:table-count="0" meta:image-count="0" meta:object-count="0" meta:page-count="1" meta:paragraph-count="7" meta:word-count="128" meta:character-count="719"/>
  </office:meta>
</office:document-meta>
</file>